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107.89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39.91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458.11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5.2"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 Reference</text:p>
          </table:table-cell>
          <table:table-cell office:value-type="string" calcext:value-type="string">
            <text:p>Synonym</text:p>
          </table:table-cell>
        </table:table-row>
        <table:table-row table:style-name="ro1">
          <table:table-cell/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hurt: Knife,cut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: Very 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No,not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oked: No,not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Ins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in,hurt: Knife,cut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Backward: Time,when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inst: Backwards: To,forwar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gainst: Backwards: Forwards,to: Family: House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ill,destroy: Knife,cu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at,food,meal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,space,ground,earth,place: Desert,wilderness: No,not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Very: All,wh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rectio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: Village: Many: Neighbor: 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orant,ignoranc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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,king,lord: Cr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: Moon,n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mall,few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Big: Measure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,same: Land,space,ground,earth,place: Church,tem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,few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d,leader: To: Person: We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rse: Chair,s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land: Wet,water: Land,space,ground,earth,place: Cold: No,not: Fire,heat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 ,</text:p>
          </table:table-cell>
        </table:table-row>
        <table:table-row table:style-name="ro1">
          <table:table-cell/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Fabric,clothing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Walk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No,not: Wa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Understand,understanding: Know,knowledge: V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un,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: Cup,drin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,clo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Chair,s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: Field,farm: Grain,wheat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</table:table-row>
        <table:table-row table:style-name="ro1">
          <table:table-cell/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Stra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Night,moo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Island: Wet,water: Land,space,ground.earth,place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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rse: Tie,knot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C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: Hand: 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w,to plant: Seed: Plant,tree,wood: Small: H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Good: Spiri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sh: Soft: Person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: To,forward: Small,few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ll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</text:p>
          </table:table-cell>
          <table:table-cell office:value-type="string" calcext:value-type="string">
            <text:p>Dorcu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Hor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,whe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New: Lead,leader: To,forward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/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ve,compassion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end: Hand: To,for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,whole: Moon,night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Circumcise,circumcision: Knife,cut: Flesh: Sof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</text:p>
          </table:table-cell>
          <table:table-cell office:value-type="string" calcext:value-type="string">
            <text:p>Euth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est,lie down,sle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Praise,worship</text:p>
          </table:table-cell>
        </table:table-row>
        <table:table-row table:style-name="ro1">
          <table:table-cell/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: Boa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,finish: Mouth,said,spea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space,ground,earth,place</text:p>
          </table:table-cell>
          <table:table-cell office:value-type="string" calcext:value-type="string">
            <text:p>Field</text:p>
          </table:table-cell>
        </table:table-row>
        <table:table-row table:style-name="ro1">
          <table:table-cell/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ig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in,wheat: Land,space,ground,earth,place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/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Thing: Back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: Many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</text:p>
          </table:table-cell>
          <table:table-cell office:value-type="string" calcext:value-type="string">
            <text:p>Freedma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ee,free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</table:table-row>
        <table:table-row table:style-name="ro1">
          <table:table-cell/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nd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up,dr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Ability,can,power: Hand: Big: Knife: Village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</table:table-row>
        <table:table-row table:style-name="ro1">
          <table:table-cell/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,space,ground,earth,place</text:p>
          </table:table-cell>
          <table:table-cell office:value-type="string" calcext:value-type="string">
            <text:p>Dirt:soil</text:p>
          </table:table-cell>
        </table:table-row>
        <table:table-row table:style-name="ro1">
          <table:table-cell/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onkey: Small,few: Hor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space,ground,earth,place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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,not: Near: Bad: Good: Spiri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,travel,trip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ence,quiet: No,not: Mouth,said,speak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: No,not: Soft: Me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e: Person: Thing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space,ground,earth,place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Land,space,ground,earth,place: Book,learn,re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tiful,beauty: God: Eye,se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:travel:trip</text:p>
          </table:table-cell>
        </table:table-row>
        <table:table-row table:style-name="ro1">
          <table:table-cell/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oked: No,not: Straigh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: Hand: Person: Righteous,righteousness: Good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Righteous,righteousness: Good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atch: Thing: 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: D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r: Fac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Book,read,lea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Mouth,said,spe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ight: Eye,see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g: Small,few: 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k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ire,heat,h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ldier: Person: War,fight,battle: Lead,leader: 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ey,wealth,wealthy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ve,over: Up: Thing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Eye,see: Deceive,deception,false,lead astray,l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: No,not: Nea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,stream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Report,parable,story,news</text:p>
          </table:table-cell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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,fight,battle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p: Sof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f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Eye,s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,tree,woo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,finish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ar,fight,battle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</text:p>
          </table:table-cell>
          <table:table-cell office:value-type="string" calcext:value-type="string">
            <text:p>Nic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revail,victory,triumph: Crown,ruler,king,lord: War,fight,bat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mily: House: Love,compassion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tand: Up: Straight: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Mouth,said,speak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: No,not: Person: Day,su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: Peop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ssion,allow</text:p>
          </table:table-cell>
        </table:table-row>
        <table:table-row table:style-name="ro1">
          <table:table-cell/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ion,tribulation</text:p>
          </table:table-cell>
        </table:table-row>
        <table:table-row table:style-name="ro1">
          <table:table-cell/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ve: Thing: Person: Land,space,ground,earth,place: Man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: No,not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,song: Mouth,said,speak: Walk: Happy,joy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: New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: Thing: Room: House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Wrong: No,n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Sing,song: Mouth,said,speak: Walk: Happy,j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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art,s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,dead,die: No,not: Heart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ire,heat,hot: Co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</table:table-row>
        <table:table-row table:style-name="ro1">
          <table:table-cell/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eak: Knife,cut: All,who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low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!: Time,wh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ng: Hand: Big: Knif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Hill: Small: 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bric,clothing: Island: Wet,water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r,ear: God: Crown,ruler,king,lord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man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Ask,questioned: Mouth,said,speak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: Very: Help: Straight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ean,sea: Big: Wet,water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</table:table-row>
        <table:table-row table:style-name="ro1">
          <table:table-cell/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Tw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: Eye,see: Day,sun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World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: Knife,cut: Hair: F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: Thing: Neck: Fac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ove,over: Up: Thing: Land,space,ground,earth,pl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: Fire,hot,he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,travel,trip,journey: With: Equal,same: Peo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: Scripture,Bible,Word of God: Book,learn,read: Cross: Building: Synagog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Crown,ruler,king,l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l,destroy: Knife,cut: Person: No,not: Blood: Hand: Wet,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t,water: Good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</table:table-row>
        <table:table-row table:style-name="ro1">
          <table:table-cell/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: Small,few: Net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</table:table-row>
        <table:table-row table:style-name="ro1">
          <table:table-cell/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Know,knowledge: Deceive,deception.false,lead astray,lie: No,not: Good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stioned,ask: Mouth,said,speak: ?: 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Friend: Person: Love,compa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Deceive,deception,false,lead astray,lie: No,not: Good: Meas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ink_wonder:mind:think:think_opinion</text:p>
          </table:table-cell>
        </table:table-row>
        <table:table-row table:style-name="ro1">
          <table:table-cell/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n,ruler,king,lord: Chair,s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e,smel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Good: Money,wealth,wealth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onor: Crown,ruler,king,lord: 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Heal: Hand: Happy,joy: He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: To,forward: Hand: Equal: Land,space,ground,earth,place: Church,temple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/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vel:go:journey</text:p>
          </table:table-cell>
        </table:table-row>
        <table:table-row table:style-name="ro1">
          <table:table-cell/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: Village: Many: Neighbor: House: 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ook read,lea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Work,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: Love,compassion: Equal,same: Small,f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: Bad: No,not: G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,few: Up: Plant,tree,w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,see: Rest,sleep,lie down</text:p>
          </table:table-cell>
          <table:table-cell office:value-type="string" calcext:value-type="string">
            <text:p>Dream</text:p>
          </table:table-cell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</table:table-row>
        <table:table-row table:style-name="ro1">
          <table:table-cell/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under: Mouth,said,speak: Storm: Bad: No,not: Good: Spirit: Person</text:p>
          </table:table-cell>
          <table:table-cell/>
        </table:table-row>
        <table:table-row table:style-name="ro1" table:number-rows-repeated="10483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08:15:59.153000000</dc:date>
    <meta:editing-duration>PT2M24S</meta:editing-duration>
    <meta:editing-cycles>1</meta:editing-cycles>
    <meta:generator>LibreOffice/6.2.0.3$Windows_X86_64 LibreOffice_project/98c6a8a1c6c7b144ce3cc729e34964b47ce25d62</meta:generator>
    <meta:document-statistic meta:table-count="1" meta:cell-count="1465" meta:object-count="0"/>
  </office:meta>
</office:document-meta>
</file>